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d320" draw:textarea-horizontal-align="justify" draw:textarea-vertical-align="middle" draw:auto-grow-height="false"/>
    </style:style>
    <style:style style:name="gr2" style:family="graphic" style:parent-style-name="standard">
      <style:graphic-properties svg:stroke-width="0cm" svg:stroke-color="#111111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svg:stroke-width="0cm" svg:stroke-color="#111111" draw:marker-start-width="0.2cm" draw:marker-end-width="0.2cm" draw:fill="solid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headline">
      <style:graphic-properties draw:auto-grow-height="true" draw:auto-grow-width="false" fo:min-height="1.52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3.048cm" svg:x="8.493cm" svg:y="21.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048cm" svg:height="3.048cm" svg:x="8.557cm" svg:y="2.1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xml:id="id2" draw:id="id2" draw:layer="layout" svg:width="3.175cm" svg:height="3.175cm" svg:x="8.494cm" svg:y="7.85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3" draw:text-style-name="P1" xml:id="id3" draw:id="id3" draw:layer="layout" svg:width="3.175cm" svg:height="3.175cm" svg:x="8.494cm" svg:y="14.33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4" draw:text-style-name="P1" draw:layer="layout" draw:line-skew="1.334cm" svg:x1="9.953cm" svg:y1="5.191cm" svg:x2="10.082cm" svg:y2="7.858cm" draw:start-shape="id1" draw:start-glue-point="2" draw:end-shape="id2" draw:end-glue-point="4" svg:d="M9953 5191v2667h129" svg:viewBox="0 0 130 2668">
          <text:p/>
        </draw:connector>
        <draw:connector draw:style-name="gr4" draw:text-style-name="P1" draw:layer="layout" svg:x1="10.082cm" svg:y1="11.033cm" svg:x2="10.081cm" svg:y2="14.335cm" draw:start-shape="id2" draw:start-glue-point="8" draw:end-shape="id3" svg:d="M10082 11033v1651h-1v1651" svg:viewBox="0 0 2 3303">
          <text:p/>
        </draw:connector>
        <draw:connector draw:style-name="gr4" draw:text-style-name="P1" draw:layer="layout" draw:line-skew="1.908cm" svg:x1="10.082cm" svg:y1="17.51cm" svg:x2="10.053cm" svg:y2="21.32cm" draw:start-shape="id3" draw:start-glue-point="8" svg:d="M10082 17510v4064h-29v-254" svg:viewBox="0 0 30 4065">
          <text:p/>
        </draw:connector>
        <draw:frame draw:style-name="gr5" draw:layer="layout" svg:width="1.905cm" svg:height="1.778cm" svg:x="8.874cm" svg:y="22.463cm">
          <draw:text-box>
            <text:p><text:span text:style-name="T1">H2</text:span></text:p>
          </draw:text-box>
        </draw:frame>
        <draw:frame draw:style-name="gr5" draw:layer="layout" svg:width="1.905cm" svg:height="1.778cm" svg:x="8.875cm" svg:y="22.463cm">
          <draw:text-box>
            <text:p><text:span text:style-name="T1">H2</text:span></text:p>
          </draw:text-box>
        </draw:frame>
        <draw:frame draw:style-name="gr5" xml:id="id1" draw:id="id1" draw:layer="layout" svg:width="1.905cm" svg:height="1.778cm" svg:x="9.001cm" svg:y="3.413cm">
          <draw:text-box>
            <text:p><text:span text:style-name="T1">H1</text:span></text:p>
          </draw:text-box>
        </draw:frame>
        <draw:frame draw:style-name="gr5" draw:layer="layout" svg:width="1.905cm" svg:height="1.778cm" svg:x="11.795cm" svg:y="8.793cm">
          <draw:text-box>
            <text:p><text:span text:style-name="T1">S1</text:span></text:p>
          </draw:text-box>
        </draw:frame>
        <draw:frame draw:style-name="gr5" draw:layer="layout" svg:width="1.905cm" svg:height="1.778cm" svg:x="11.795cm" svg:y="15.397cm">
          <draw:text-box>
            <text:p text:style-name="P2"><text:span text:style-name="T1">S2</text:span></text:p>
          </draw:text-box>
        </draw:frame>
        <draw:frame draw:style-name="gr6" draw:text-style-name="P3" draw:layer="layout" svg:width="1.332cm" svg:height="0.729cm" svg:x="10.367cm" svg:y="5.118cm">
          <draw:text-box>
            <text:p text:style-name="P3"><text:span text:style-name="T2">eth0</text:span></text:p>
          </draw:text-box>
        </draw:frame>
        <draw:frame draw:style-name="gr6" draw:text-style-name="P3" draw:layer="layout" svg:width="1.92cm" svg:height="0.729cm" svg:x="8.158cm" svg:y="7.157cm">
          <draw:text-box>
            <text:p text:style-name="P3"><text:span text:style-name="T2">s1-eth1</text:span></text:p>
          </draw:text-box>
        </draw:frame>
        <draw:frame draw:style-name="gr6" draw:text-style-name="P3" draw:layer="layout" svg:width="1.92cm" svg:height="0.729cm" svg:x="10.073cm" svg:y="10.939cm">
          <draw:text-box>
            <text:p text:style-name="P3"><text:span text:style-name="T2">s1-eth2</text:span></text:p>
          </draw:text-box>
        </draw:frame>
        <draw:frame draw:style-name="gr6" draw:text-style-name="P3" draw:layer="layout" svg:width="1.92cm" svg:height="0.729cm" svg:x="8.323cm" svg:y="13.606cm">
          <draw:text-box>
            <text:p text:style-name="P3"><text:span text:style-name="T2">s2-eth2</text:span></text:p>
          </draw:text-box>
        </draw:frame>
        <draw:frame draw:style-name="gr6" draw:text-style-name="P3" draw:layer="layout" svg:width="1.92cm" svg:height="0.729cm" svg:x="10.073cm" svg:y="17.416cm">
          <draw:text-box>
            <text:p text:style-name="P3"><text:span text:style-name="T2">s2-eth1</text:span></text:p>
          </draw:text-box>
        </draw:frame>
        <draw:frame draw:style-name="gr7" draw:text-style-name="P3" draw:layer="layout" svg:width="1.332cm" svg:height="0.762cm" svg:x="8.617cm" svg:y="20.685cm">
          <draw:text-box>
            <text:p text:style-name="P3"><text:span text:style-name="T2">eth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0T08:19:23.355108282</meta:creation-date>
    <dc:date>2016-08-10T08:33:54.916171716</dc:date>
    <meta:editing-duration>PT55S</meta:editing-duration>
    <meta:editing-cycles>2</meta:editing-cycles>
    <meta:generator>LibreOffice/4.2.8.2$Linux_X86_64 LibreOffice_project/420m0$Build-2</meta:generator>
    <meta:document-statistic meta:object-count="18"/>
  </office:meta>
</office:document-meta>
</file>